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style="italic" fo:font-weight="bold" officeooo:rsid="0000fe63" officeooo:paragraph-rsid="0000fe63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0pt" fo:font-style="italic" officeooo:rsid="00041449" officeooo:paragraph-rsid="00041449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6pt" fo:language="ru" fo:country="RU" fo:font-weight="bold" officeooo:rsid="0000fe63" officeooo:paragraph-rsid="0000fe6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language="ru" fo:country="RU" fo:font-weight="normal" officeooo:rsid="00038370" officeooo:paragraph-rsid="0000fe63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4pt" fo:language="ru" fo:country="RU" fo:font-style="italic" fo:font-weight="bold" officeooo:rsid="0000fe63" officeooo:paragraph-rsid="0000fe63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124f1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paragraph-rsid="001124f1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124f1"/>
    </style:style>
    <style:style style:name="P9" style:family="paragraph" style:parent-style-name="Standard">
      <style:paragraph-properties fo:text-align="justify" style:justify-single-word="false"/>
      <style:text-properties fo:font-size="20pt" fo:language="ru" fo:country="RU" fo:font-style="italic" fo:font-weight="bold" officeooo:rsid="00041449" officeooo:paragraph-rsid="00041449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language="ru" fo:country="RU" fo:font-style="normal" fo:font-weight="normal" officeooo:rsid="0012127e" officeooo:paragraph-rsid="0012127e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style="normal" fo:font-weight="normal" officeooo:rsid="000efbf1" officeooo:paragraph-rsid="001068ad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20pt" fo:language="ru" fo:country="RU" fo:font-style="italic" fo:font-weight="bold" officeooo:rsid="00041449" officeooo:paragraph-rsid="0012127e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language="ru" fo:country="RU" fo:font-weight="bold" officeooo:rsid="00038370" style:font-weight-asian="bold" style:font-weight-complex="bold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language="ru" fo:country="RU" fo:font-style="italic" fo:font-weight="bold" officeooo:rsid="0000fe63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20pt" fo:language="ru" fo:country="RU" fo:font-style="italic" fo:font-weight="bold" officeooo:rsid="0003eb75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16pt" fo:language="ru" fo:country="RU" fo:font-weight="bold" officeooo:rsid="0000fe63" style:font-size-asian="16pt" style:font-weight-asian="bold" style:font-size-complex="16pt" style:font-weight-complex="bold"/>
    </style:style>
    <style:style style:name="T7" style:family="text">
      <style:text-properties fo:font-size="16pt" fo:language="ru" fo:country="RU" fo:font-style="normal" fo:font-weight="normal" officeooo:rsid="00038370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language="ru" fo:country="RU" fo:font-style="normal" fo:font-weight="normal" officeooo:rsid="001068ad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language="ru" fo:country="RU" fo:font-style="normal" fo:font-weight="bold" officeooo:rsid="00038370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fo:language="ru" fo:country="RU" fo:font-style="normal" fo:font-weight="bold" officeooo:rsid="001068a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size="16pt" fo:language="ru" fo:country="RU" fo:font-style="normal" fo:font-weight="bold" officeooo:rsid="001124f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size="16pt" fo:language="ru" fo:country="RU" officeooo:rsid="0000fe63" style:font-size-asian="16pt" style:font-size-complex="16pt"/>
    </style:style>
    <style:style style:name="T13" style:family="text">
      <style:text-properties fo:font-size="16pt" fo:language="ru" fo:country="RU" officeooo:rsid="000d8d10" style:font-size-asian="16pt" style:font-size-complex="16pt"/>
    </style:style>
    <style:style style:name="T14" style:family="text">
      <style:text-properties fo:font-size="16pt" fo:language="ru" fo:country="RU" officeooo:rsid="00038370" style:font-size-asian="16pt" style:font-size-complex="16pt"/>
    </style:style>
    <style:style style:name="T15" style:family="text">
      <style:text-properties fo:font-size="16pt" fo:language="ru" fo:country="RU" officeooo:rsid="0003eb75" style:font-size-asian="16pt" style:font-size-complex="16pt"/>
    </style:style>
    <style:style style:name="T16" style:family="text">
      <style:text-properties fo:font-size="16pt" fo:language="en" fo:country="US" officeooo:rsid="00038370" style:font-size-asian="16pt" style:font-size-complex="16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d8d10"/>
    </style:style>
    <style:style style:name="T19" style:family="text">
      <style:text-properties officeooo:rsid="000d8d10"/>
    </style:style>
    <style:style style:name="T20" style:family="text">
      <style:text-properties officeooo:rsid="001068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5">Лабораторная №<text:span text:style-name="T18">2</text:span></text:p>
      <text:p text:style-name="P1"/>
      <text:p text:style-name="P3"><text:span text:style-name="T3">Тема:</text:span> <text:span text:style-name="T19">Контроль остатков при списании товаров в документе «Расходная накладная»</text:span></text:p>
      <text:p text:style-name="P3"/>
      <text:p text:style-name="P3"><text:span text:style-name="T3">Цель работы:</text:span> <text:span text:style-name="T19">Изучить методику контроля списания ресурсов в прикладных системах обработки данных 1С:Предприятие 8.</text:span></text:p>
      <text:p text:style-name="P3"/>
      <text:p text:style-name="P6"><text:span text:style-name="T4">Теоретическ</text:span><text:span text:style-name="T5">ие сведения</text:span><text:span text:style-name="T4">:</text:span><text:span text:style-name="T6"> <text:s/></text:span></text:p>
      <text:list xml:id="list1552899728" text:style-name="L1">
        <text:list-item>
          <text:p text:style-name="P7"><text:span text:style-name="T12">Лекция №</text:span><text:span text:style-name="T13">4</text:span><text:span text:style-name="T12">,</text:span><text:span text:style-name="T13">5</text:span><text:span text:style-name="T12"> </text:span></text:p>
        </text:list-item>
        <text:list-item>
          <text:p text:style-name="P7"><text:span text:style-name="T14">Байдаоков </text:span><text:span text:style-name="T15">В., Дранищев <text:s/>В. </text:span><text:span text:style-name="T12"><text:s/>«</text:span><text:span text:style-name="T16">1C</text:span><text:span text:style-name="T14">:Предприятие 8.2 руководство разработчика прикладных решений»</text:span></text:p>
        </text:list-item>
        <text:list-item>
          <text:p text:style-name="P8"><text:span text:style-name="T11">К</text:span><text:span text:style-name="T9">онтроль списания </text:span><text:span text:style-name="T10">материальных ресурсов</text:span><text:span text:style-name="T9"> </text:span><text:span text:style-name="T7">в документах 1С:Предприятие </text:span><text:span text:style-name="T9">— </text:span><text:span text:style-name="T7">это функционал, обеспечивающий невозможности списывать количество </text:span><text:span text:style-name="T8">ресурса</text:span><text:span text:style-name="T7">, превосходящее объемы складских запасов по нему.</text:span></text:p>
        </text:list-item>
      </text:list>
      <text:p text:style-name="P4"/>
      <text:p text:style-name="P2"><text:span text:style-name="T2">Х</text:span><text:span text:style-name="T1">од работы:</text:span></text:p>
      <text:p text:style-name="P9"/>
      <text:p text:style-name="P11">В документе «Реализация товара» <text:span text:style-name="T20">разрабатываемого прикладного решения</text:span> обеспечить <text:span text:style-name="T20">контроль списания материальных ресурсов со склада.</text:span></text:p>
      <text:p text:style-name="P11"/>
      <text:p text:style-name="P12">Дополнительные вопросы:</text:p>
      <text:p text:style-name="P12"/>
      <text:list xml:id="list1809598611" text:style-name="L2">
        <text:list-item>
          <text:p text:style-name="P10">Понятие физической, реальной и виртуальных таблиц</text:p>
        </text:list-item>
        <text:list-item>
          <text:p text:style-name="P10">Синтаксис команды ВЫБРАТЬ языка запросов 1С:Предприятие (привести примеры использования разделов команды)</text:p>
        </text:list-item>
        <text:list-item>
          <text:p text:style-name="P10">Методика организации контроля списания ресурсов в прикладных решениях 1С:Предприятие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03T17:32:56.936000000</dc:date>
    <meta:editing-duration>PT36M26S</meta:editing-duration>
    <meta:editing-cycles>9</meta:editing-cycles>
    <meta:document-statistic meta:table-count="0" meta:image-count="0" meta:object-count="0" meta:page-count="1" meta:paragraph-count="13" meta:word-count="110" meta:character-count="939" meta:non-whitespace-character-count="841"/>
  </office:meta>
</office:document-meta>
</file>